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9615"/>
    </style:style>
    <style:style style:name="P2" style:family="paragraph" style:parent-style-name="Standard">
      <style:paragraph-properties fo:text-align="end" style:justify-single-word="false"/>
      <style:text-properties officeooo:paragraph-rsid="00049615"/>
    </style:style>
    <style:style style:name="P3" style:family="paragraph" style:parent-style-name="Standard">
      <style:paragraph-properties fo:text-align="center" style:justify-single-word="false"/>
      <style:text-properties fo:font-size="60pt" fo:font-weight="normal" officeooo:paragraph-rsid="00049615" style:font-size-asian="52.5pt" style:font-weight-asian="normal" style:font-size-complex="6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48pt" officeooo:paragraph-rsid="00049615" style:font-size-asian="48pt" style:font-size-complex="48pt"/>
    </style:style>
    <style:style style:name="T1" style:family="text">
      <style:text-properties officeooo:rsid="00049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1">DESENVOLUPAMENT D'UN VIDEOJOC</text:span></text:p>
      <text:p text:style-name="P1"><text:span text:style-name="T1"/></text:p>
      <text:p text:style-name="P3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2"><text:span text:style-name="T1">Alumne: Alejandro Álvarez Monllor</text:span></text:p>
      <text:p text:style-name="P2"><text:span text:style-name="T1">Tutor de Recerca: Pere Rius</text:span></text:p>
      <text:p text:style-name="P2"><text:span text:style-name="T1">Curs: 2n Batxillerat A</text:span></text:p>
      <text:p text:style-name="P2"><text:span text:style-name="T1">INS Ernest Lluch</text:span></text:p>
      <text:p text:style-name="P2"><text:span text:style-name="T1">Barcelona, 5 de novembre de 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Tost</meta:initial-creator>
    <meta:creation-date>2013-11-04T20:39:57</meta:creation-date>
    <dc:date>2013-11-04T20:43:11</dc:date>
    <dc:creator>Dani Tost</dc:creator>
    <meta:editing-duration>P0D</meta:editing-duration>
    <meta:editing-cycles>1</meta:editing-cycles>
    <meta:document-statistic meta:table-count="0" meta:image-count="0" meta:object-count="0" meta:page-count="1" meta:paragraph-count="6" meta:word-count="25" meta:character-count="159" meta:non-whitespace-character-count="140"/>
    <meta:generator>LibreOffice/4.0.2.2$Linux_X86_64 LibreOffice_project/400m0$Build-2</meta:generator>
  </office:meta>
</office:document-meta>
</file>